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14.01pt"/>
    </style:style>
    <style:style style:name="co3" style:family="table-column">
      <style:table-column-properties fo:break-before="auto" style:column-width="96.7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in</text:p>
          </table:table-cell>
          <table:table-cell table:number-columns-repeated="2"/>
          <table:table-cell office:value-type="string" calcext:value-type="string">
            <text:p>Analo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0_PWM_PI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ALL_SENSO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0_EN_P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uu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0_DIR_P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oheline</text:p>
          </table:table-cell>
          <table:table-cell office:value-type="string" calcext:value-type="string">
            <text:p>GOAL_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ristlatt)</text:p>
          </table:table-cell>
        </table:table-row>
        <table:table-row table:style-name="ro1">
          <table:table-cell/>
          <table:table-cell office:value-type="string" calcext:value-type="string">
            <text:p>M0_MONITOR_P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ollane</text:p>
          </table:table-cell>
          <table:table-cell office:value-type="string" calcext:value-type="string">
            <text:p>LINE_SENSOR_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INE_SENSOR_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1_PWM_PIN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1_EN_P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uu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1_DIR_P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oheli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1_MONITOR_P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ollan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2_PWM_PIN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2_EN_P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uu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_DIR_P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oheli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_MONITOR_P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ollan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OLENOID_P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i kasutata enam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EACON_IR_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 kasutata en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ACON_IR_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i kasutata enam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TART_BUTTO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unast traati ei kasutata (47nda peale lülitatakse massi)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obot/field <text:s/>button 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 jagatud 49-g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obot/field <text:s/>button 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 jagatud 48-ga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LED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 jagatu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D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 jagatu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D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 jagatu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D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 jagatu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ERF RX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F TX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SERIAL ROHELINE RX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RIAL VALGE TX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THROWER_PWM_PIN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Myxa RX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yxa TX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TFMini RX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FMini RX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2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7">00/00/0000</text:date>, <text:time style:data-style-name="N2" text:time-value="22:07:22.331571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1M50S</meta:editing-duration>
    <meta:editing-cycles>11</meta:editing-cycles>
    <meta:generator>LibreOffice/5.1.6.2$Linux_X86_64 LibreOffice_project/10m0$Build-2</meta:generator>
    <dc:date>2019-11-27T22:00:00.572878132</dc:date>
    <meta:document-statistic meta:table-count="3" meta:cell-count="93" meta:object-count="0"/>
    <meta:user-defined meta:name="Info 1"/>
    <meta:user-defined meta:name="Info 2"/>
    <meta:user-defined meta:name="Info 3"/>
    <meta:user-defined meta:name="Info 4"/>
  </office:meta>
</office:document-meta>
</file>